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piel</text:p>
          </table:table-cell>
          <table:table-cell office:value-type="string" calcext:value-type="string">
            <text:p>Runde</text:p>
          </table:table-cell>
          <table:table-cell office:value-type="string" calcext:value-type="string">
            <text:p>Spieler Ansage</text:p>
          </table:table-cell>
          <table:table-cell office:value-type="string" calcext:value-type="string">
            <text:p>Spieler gewonnen</text:p>
          </table:table-cell>
          <table:table-cell office:value-type="string" calcext:value-type="string">
            <text:p>Differenz</text:p>
          </table:table-cell>
          <table:table-cell office:value-type="string" calcext:value-type="string">
            <text:p>NPC Ansage</text:p>
          </table:table-cell>
          <table:table-cell office:value-type="string" calcext:value-type="string">
            <text:p>NPC gewonnen</text:p>
          </table:table-cell>
          <table:table-cell office:value-type="string" calcext:value-type="string">
            <text:p>Differenz</text:p>
          </table:table-cell>
          <table:table-cell office:value-type="string" calcext:value-type="string">
            <text:p>Spieler Punkte</text:p>
          </table:table-cell>
          <table:table-cell office:value-type="string" calcext:value-type="string">
            <text:p>NPC Punkte</text:p>
          </table:table-cell>
          <table:table-cell office:value-type="string" calcext:value-type="string">
            <text:p>Spieler gewonnen</text:p>
          </table:table-cell>
          <table:table-cell office:value-type="string" calcext:value-type="string">
            <text:p>NPC gewonnen</text:p>
          </table:table-cell>
          <table:table-cell office:value-type="string" calcext:value-type="string">
            <text:p>Unentschieden</text:p>
          </table:table-cell>
        </table:table-row>
        <table:table-row table:style-name="ro1">
          <table:table-cell office:value-type="string" calcext:value-type="string">
            <text:p>TESTPERSON 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C3]-[.D3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]-[.G3]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4]-[.D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F4]-[.G4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BS([.C5]-[.D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BS([.F5]-[.G5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C6]-[.D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6]-[.G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BS([.C7]-[.D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ABS([.F7]-[.G7])"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ABS([.C8]-[.D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BS([.F8]-[.G8])" office:value-type="float" office:value="2" calcext:value-type="float">
            <text:p>2</text:p>
          </table:table-cell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ABS([.C9]-[.D9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F9]-[.G9])"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[.C10]-[.D10]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F10]-[.G10])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ABS([.C11]-[.D11])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F11]-[.G11])"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ABS([.C12]-[.D12])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F12]-[.G12])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3:.E12])/10" office:value-type="float" office:value="1.4" calcext:value-type="float">
            <text:p>1,4</text:p>
          </table:table-cell>
          <table:table-cell table:number-columns-repeated="2"/>
          <table:table-cell table:formula="of:=SUM([.H3:.H12])/10" office:value-type="float" office:value="0.8" calcext:value-type="float">
            <text:p>0,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BS([.C14]-[.D1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4]-[.G14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BS([.C15]-[.D15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5]-[.G15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16]-[.D1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BS([.F16]-[.G1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17]-[.D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BS([.F17]-[.G17]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18]-[.D1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BS([.F18]-[.G18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19]-[.D19]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F19]-[.G19]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C20]-[.D2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[.F20]-[.G20])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C21]-[.D21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[.F21]-[.G21])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C22]-[.D2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BS([.F22]-[.G22]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C23]-[.D23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BS([.F23]-[.G23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14:.E23])/10" office:value-type="float" office:value="0.6" calcext:value-type="float">
            <text:p>0,6</text:p>
          </table:table-cell>
          <table:table-cell table:number-columns-repeated="2"/>
          <table:table-cell table:formula="of:=SUM([.H14:.H23])/10" office:value-type="float" office:value="0.8" calcext:value-type="float">
            <text:p>0,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C25]-[.D25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F25]-[.G25]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C26]-[.D26])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F26]-[.G26])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C27]-[.D2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F27]-[.G27])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28]-[.D28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F28]-[.G28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C29]-[.D2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F29]-[.G29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30]-[.D30])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F30]-[.G30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31]-[.D3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F31]-[.G31])" office:value-type="float" office:value="1" calcext:value-type="float">
            <text:p>1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ABS([.C32]-[.D32])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BS([.F32]-[.G32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33]-[.D33])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F33]-[.G33])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BS([.C34]-[.D34])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BS([.F34]-[.G34])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25:.E34])/10" office:value-type="float" office:value="0.7" calcext:value-type="float">
            <text:p>0,7</text:p>
          </table:table-cell>
          <table:table-cell table:number-columns-repeated="2"/>
          <table:table-cell table:formula="of:=SUM([.H25:.H34])/10"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BS([.C36]-[.D3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6]-[.G36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ABS([.C37]-[.D3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7]-[.G37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BS([.C38]-[.D3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BS([.F38]-[.G38])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BS([.C39]-[.D39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BS([.F39]-[.G39]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40]-[.D40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F40]-[.G40]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C41]-[.D41])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F41]-[.G41]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42]-[.D4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F42]-[.G42])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C43]-[.D43]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F43]-[.G43]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44]-[.D44])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F44]-[.G44])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BS([.C45]-[.D45])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BS([.F45]-[.G45]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36:.E45])/10" office:value-type="float" office:value="0.7" calcext:value-type="float">
            <text:p>0,7</text:p>
          </table:table-cell>
          <table:table-cell table:number-columns-repeated="2"/>
          <table:table-cell table:formula="of:=SUM([.H36:.H45])/10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C47]-[.D47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47]-[.G47])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ABS([.C48]-[.D48])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F48]-[.G48])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C49]-[.D49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ABS([.F49]-[.G49])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C50]-[.D50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50]-[.G50])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formula="of:=ABS([.C51]-[.D51])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formula="of:=ABS([.F51]-[.G51])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formula="of:=ABS([.C52]-[.D52]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formula="of:=ABS([.F52]-[.G52])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C53]-[.D53]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formula="of:=ABS([.F53]-[.G53])" office:value-type="float" office:value="1" calcext:value-type="float">
            <text:p>1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formula="of:=ABS([.C54]-[.D54])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formula="of:=ABS([.F54]-[.G54])" office:value-type="float" office:value="4" calcext:value-type="float">
            <text:p>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formula="of:=ABS([.C55]-[.D55])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F55]-[.G55])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C56]-[.D56])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formula="of:=ABS([.F56]-[.G56])" office:value-type="float" office:value="0" calcext:value-type="float">
            <text:p>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style-name="ce3" table:number-columns-repeated="2"/>
          <table:table-cell table:formula="of:=SUM([.E47:.E56])/10" office:value-type="float" office:value="0.7" calcext:value-type="float">
            <text:p>0,7</text:p>
          </table:table-cell>
          <table:table-cell table:style-name="ce3" table:number-columns-repeated="2"/>
          <table:table-cell table:formula="of:=SUM([.H47:.H56])/10" office:value-type="float" office:value="0.9" calcext:value-type="float">
            <text:p>0,9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C58]-[.D58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58]-[.G58])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C59]-[.D59])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ABS([.F59]-[.G59])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ABS([.C60]-[.D60]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formula="of:=ABS([.F60]-[.G60])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formula="of:=ABS([.C61]-[.D61])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formula="of:=ABS([.F61]-[.G61])" office:value-type="float" office:value="2" calcext:value-type="float">
            <text:p>2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C62]-[.D62])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F62]-[.G62])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formula="of:=ABS([.C63]-[.D63])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F63]-[.G63])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C64]-[.D64])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F64]-[.G64])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formula="of:=ABS([.C65]-[.D65]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formula="of:=ABS([.F65]-[.G65])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formula="of:=ABS([.C66]-[.D66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formula="of:=ABS([.F66]-[.G66])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formula="of:=ABS([.C67]-[.D67]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formula="of:=ABS([.F67]-[.G67])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style-name="ce3" table:number-columns-repeated="2"/>
          <table:table-cell table:formula="of:=SUM([.E58:.E67])/10" office:value-type="float" office:value="0.9" calcext:value-type="float">
            <text:p>0,9</text:p>
          </table:table-cell>
          <table:table-cell table:style-name="ce3" table:number-columns-repeated="2"/>
          <table:table-cell table:formula="of:=SUM([.H58:.H67])/10" office:value-type="float" office:value="0.7" calcext:value-type="float">
            <text:p>0,7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C69]-[.D69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69]-[.G69])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C70]-[.D70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70]-[.G70])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C71]-[.D71]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formula="of:=ABS([.F71]-[.G71])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formula="of:=ABS([.C72]-[.D72])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formula="of:=ABS([.F72]-[.G72])" office:value-type="float" office:value="3" calcext:value-type="float">
            <text:p>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formula="of:=ABS([.C73]-[.D73])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F73]-[.G73])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C74]-[.D74])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F74]-[.G74])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formula="of:=ABS([.C75]-[.D75])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formula="of:=ABS([.F75]-[.G75])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formula="of:=ABS([.C76]-[.D76])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F76]-[.G76])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formula="of:=ABS([.C77]-[.D77])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formula="of:=ABS([.F77]-[.G77])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C78]-[.D78])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formula="of:=ABS([.F78]-[.G78])" office:value-type="float" office:value="0" calcext:value-type="float">
            <text:p>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style-name="ce3" table:number-columns-repeated="2"/>
          <table:table-cell table:formula="of:=SUM([.E69:.E78])/10" office:value-type="float" office:value="0.8" calcext:value-type="float">
            <text:p>0,8</text:p>
          </table:table-cell>
          <table:table-cell table:style-name="ce3" table:number-columns-repeated="2"/>
          <table:table-cell table:formula="of:=SUM([.H69:.H78])/10" office:value-type="float" office:value="0.7" calcext:value-type="float">
            <text:p>0,7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C80]-[.D80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80]-[.G80])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formula="of:=ABS([.C81]-[.D81])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formula="of:=ABS([.F81]-[.G81])" office:value-type="float" office:value="1" calcext:value-type="float">
            <text:p>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C82]-[.D82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82]-[.G82])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C83]-[.D83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83]-[.G83])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C84]-[.D84])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F84]-[.G84])" office:value-type="float" office:value="0" calcext:value-type="float">
            <text:p>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formula="of:=ABS([.C85]-[.D85])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formula="of:=ABS([.F85]-[.G85])" office:value-type="float" office:value="3" calcext:value-type="float">
            <text:p>3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formula="of:=ABS([.C86]-[.D86])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formula="of:=ABS([.F86]-[.G86])" office:value-type="float" office:value="3" calcext:value-type="float">
            <text:p>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formula="of:=ABS([.C87]-[.D87])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F87]-[.G87])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formula="of:=ABS([.C88]-[.D88])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formula="of:=ABS([.F88]-[.G88])" office:value-type="float" office:value="0" calcext:value-type="float">
            <text:p>0</text:p>
          </table:table-cell>
          <table:table-cell table:number-columns-repeated="2" table:style-name="ce1"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formula="of:=ABS([.C89]-[.D89]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formula="of:=ABS([.F89]-[.G89])" office:value-type="float" office:value="2" calcext:value-type="float">
            <text:p>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style-name="ce3" table:number-columns-repeated="2"/>
          <table:table-cell table:formula="of:=SUM([.E80:.E89])/10" office:value-type="float" office:value="0.8" calcext:value-type="float">
            <text:p>0,8</text:p>
          </table:table-cell>
          <table:table-cell table:style-name="ce3" table:number-columns-repeated="2"/>
          <table:table-cell table:formula="of:=SUM([.H80:.H89])/10" office:value-type="float" office:value="0.9" calcext:value-type="float">
            <text:p>0,9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C91]-[.D91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91]-[.G91])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ABS([.C92]-[.D92])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F92]-[.G92])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C93]-[.D93]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F93]-[.G93])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formula="of:=ABS([.C94]-[.D94])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F94]-[.G94])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formula="of:=ABS([.C95]-[.D95])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formula="of:=ABS([.F95]-[.G95])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C96]-[.D96])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F96]-[.G96])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formula="of:=ABS([.C97]-[.D97]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formula="of:=ABS([.F97]-[.G97])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formula="of:=ABS([.C98]-[.D98]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F98]-[.G98])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formula="of:=ABS([.C99]-[.D99])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formula="of:=ABS([.F99]-[.G99])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formula="of:=ABS([.C100]-[.D100])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formula="of:=ABS([.F100]-[.G100])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style-name="ce3" table:number-columns-repeated="2"/>
          <table:table-cell table:formula="of:=SUM([.E91:.E100])/10" office:value-type="float" office:value="0.9" calcext:value-type="float">
            <text:p>0,9</text:p>
          </table:table-cell>
          <table:table-cell table:style-name="ce3" table:number-columns-repeated="2"/>
          <table:table-cell table:formula="of:=SUM([.H91:.H100])/10" office:value-type="float" office:value="0.6" calcext:value-type="float">
            <text:p>0,6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C102]-[.D102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102]-[.G102])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C103]-[.D103])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ABS([.F103]-[.G103])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formula="of:=ABS([.C104]-[.D104])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ABS([.F104]-[.G104])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C105]-[.D105])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formula="of:=ABS([.F105]-[.G105])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formula="of:=ABS([.C106]-[.D106]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formula="of:=ABS([.F106]-[.G106])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C107]-[.D107])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formula="of:=ABS([.F107]-[.G107])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C108]-[.D108]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formula="of:=ABS([.F108]-[.G108])" office:value-type="float" office:value="1" calcext:value-type="float">
            <text:p>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C109]-[.D109])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F109]-[.G109])" office:value-type="float" office:value="0" calcext:value-type="float">
            <text:p>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formula="of:=ABS([.C110]-[.D110])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F110]-[.G110])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number-columns-repeated="2" table:style-name="ce1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formula="of:=ABS([.C111]-[.D111])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F111]-[.G111])" office:value-type="float" office:value="0" calcext:value-type="float">
            <text:p>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style-name="ce3" table:number-columns-repeated="2"/>
          <table:table-cell table:formula="of:=SUM([.E102:.E111])/10" office:value-type="float" office:value="0.5" calcext:value-type="float">
            <text:p>0,5</text:p>
          </table:table-cell>
          <table:table-cell table:style-name="ce3" table:number-columns-repeated="2"/>
          <table:table-cell table:formula="of:=SUM([.H102:.H111])/10" office:value-type="float" office:value="0.6" calcext:value-type="float">
            <text:p>0,6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ESTPERSON 1 Durchschnittsdifferenzen</text:p>
          </table:table-cell>
          <table:table-cell table:number-columns-repeated="3"/>
          <table:table-cell table:formula="of:=SUM([.E112];[.E101];[.E90];[.E79];[.E68];[.E57];[.E46];[.E35];[.E24];[.E13])/10" office:value-type="float" office:value="0.8" calcext:value-type="float">
            <text:p>0,8</text:p>
          </table:table-cell>
          <table:table-cell table:number-columns-repeated="2"/>
          <table:table-cell table:formula="of:=SUM([.H112];[.H101];[.H90];[.H79];[.H68];[.H57];[.H46];[.H35];[.H24];[.H13])/10" office:value-type="float" office:value="0.68" calcext:value-type="float">
            <text:p>0,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ERSON 4 </text:p>
          </table:table-cell>
          <table:table-cell table:number-columns-repeated="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C115]-[.D115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115]-[.G115])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ABS([.C116]-[.D116])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F116]-[.G116])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C117]-[.D117])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formula="of:=ABS([.F117]-[.G117])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C118]-[.D118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ABS([.F118]-[.G118])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formula="of:=ABS([.C119]-[.D119])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formula="of:=ABS([.F119]-[.G119])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formula="of:=ABS([.C120]-[.D120]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formula="of:=ABS([.F120]-[.G120])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C121]-[.D121]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formula="of:=ABS([.F121]-[.G121])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formula="of:=ABS([.C122]-[.D122])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formula="of:=ABS([.F122]-[.G122])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formula="of:=ABS([.C123]-[.D123])" office:value-type="float" office:value="3" calcext:value-type="float">
            <text:p>3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formula="of:=ABS([.F123]-[.G123])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formula="of:=ABS([.C124]-[.D124])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formula="of:=ABS([.F124]-[.G124])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style-name="ce3" table:number-columns-repeated="2"/>
          <table:table-cell table:formula="of:=SUM([.E115:.E124])/10" office:value-type="float" office:value="0.9" calcext:value-type="float">
            <text:p>0,9</text:p>
          </table:table-cell>
          <table:table-cell table:style-name="ce3" table:number-columns-repeated="2"/>
          <table:table-cell table:formula="of:=SUM([.H115:.H124])/10" office:value-type="float" office:value="0.7" calcext:value-type="float">
            <text:p>0,7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C126]-[.D126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126]-[.G126])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formula="of:=ABS([.C127]-[.D127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ABS([.F127]-[.G127])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C128]-[.D128])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ABS([.F128]-[.G128])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C129]-[.D129])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F129]-[.G129])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formula="of:=ABS([.C130]-[.D130])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F130]-[.G130])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formula="of:=ABS([.C131]-[.D131])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formula="of:=ABS([.F131]-[.G131])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formula="of:=ABS([.C132]-[.D132])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F132]-[.G132])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formula="of:=ABS([.C133]-[.D133]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formula="of:=ABS([.F133]-[.G133])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formula="of:=ABS([.C134]-[.D134])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F134]-[.G134])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formula="of:=ABS([.C135]-[.D135])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F135]-[.G135])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style-name="ce3" table:number-columns-repeated="2"/>
          <table:table-cell table:formula="of:=SUM([.E126:.E135])/10" office:value-type="float" office:value="1.1" calcext:value-type="float">
            <text:p>1,1</text:p>
          </table:table-cell>
          <table:table-cell table:style-name="ce3" table:number-columns-repeated="2"/>
          <table:table-cell table:formula="of:=SUM([.H126:.H135])/10" office:value-type="float" office:value="0.6" calcext:value-type="float">
            <text:p>0,6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C137]-[.D137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137]-[.G137])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C138]-[.D138])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ABS([.F138]-[.G138])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ABS([.C139]-[.D139])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F139]-[.G139])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C140]-[.D140])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F140]-[.G140])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C141]-[.D141])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F141]-[.G141])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formula="of:=ABS([.C142]-[.D142])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F142]-[.G142])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formula="of:=ABS([.C143]-[.D143])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F143]-[.G143])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formula="of:=ABS([.C144]-[.D144]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formula="of:=ABS([.F144]-[.G144])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formula="of:=ABS([.C145]-[.D145])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F145]-[.G145])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C146]-[.D146])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formula="of:=ABS([.F146]-[.G146])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style-name="ce3" table:number-columns-repeated="2"/>
          <table:table-cell table:formula="of:=SUM([.E137:.E146])/10" office:value-type="float" office:value="0.8" calcext:value-type="float">
            <text:p>0,8</text:p>
          </table:table-cell>
          <table:table-cell table:style-name="ce3" table:number-columns-repeated="2"/>
          <table:table-cell table:formula="of:=SUM([.H137:.H146])/10" office:value-type="float" office:value="0.4" calcext:value-type="float">
            <text:p>0,4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ABS([.C148]-[.D148])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148]-[.G148])" office:value-type="float" office:value="0" calcext:value-type="float">
            <text:p>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C149]-[.D149])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F149]-[.G149])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ABS([.C150]-[.D150]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formula="of:=ABS([.F150]-[.G150])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formula="of:=ABS([.C151]-[.D151])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F151]-[.G151])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C152]-[.D152])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F152]-[.G152])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formula="of:=ABS([.C153]-[.D153])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formula="of:=ABS([.F153]-[.G153])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C154]-[.D154]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formula="of:=ABS([.F154]-[.G154])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formula="of:=ABS([.C155]-[.D155])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F155]-[.G155])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formula="of:=ABS([.C156]-[.D156])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formula="of:=ABS([.F156]-[.G156])" office:value-type="float" office:value="0" calcext:value-type="float">
            <text:p>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formula="of:=ABS([.C157]-[.D157])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formula="of:=ABS([.F157]-[.G157])" office:value-type="float" office:value="1" calcext:value-type="float">
            <text:p>1</text:p>
          </table:table-cell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style-name="ce3" table:number-columns-repeated="2"/>
          <table:table-cell table:formula="of:=SUM([.E148:.E157])/10" office:value-type="float" office:value="1.1" calcext:value-type="float">
            <text:p>1,1</text:p>
          </table:table-cell>
          <table:table-cell table:style-name="ce3" table:number-columns-repeated="2"/>
          <table:table-cell table:formula="of:=SUM([.H148:.H157])/10" office:value-type="float" office:value="0.6" calcext:value-type="float">
            <text:p>0,6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ABS([.C159]-[.D159])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F159]-[.G159])" office:value-type="float" office:value="0" calcext:value-type="float">
            <text:p>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C160]-[.D160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160]-[.G160])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formula="of:=ABS([.C161]-[.D161])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161]-[.G161])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C162]-[.D162])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F162]-[.G162])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formula="of:=ABS([.C163]-[.D163])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F163]-[.G163])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formula="of:=ABS([.C164]-[.D164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formula="of:=ABS([.F164]-[.G164])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formula="of:=ABS([.C165]-[.D165]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formula="of:=ABS([.F165]-[.G165])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formula="of:=ABS([.C166]-[.D166]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formula="of:=ABS([.F166]-[.G166])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formula="of:=ABS([.C167]-[.D167])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F167]-[.G167])" office:value-type="float" office:value="0" calcext:value-type="float">
            <text:p>0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C168]-[.D168]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formula="of:=ABS([.F168]-[.G168])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style-name="ce3" table:number-columns-repeated="2"/>
          <table:table-cell table:formula="of:=SUM([.E159:.E168])/10" office:value-type="float" office:value="1" calcext:value-type="float">
            <text:p>1</text:p>
          </table:table-cell>
          <table:table-cell table:style-name="ce3" table:number-columns-repeated="2"/>
          <table:table-cell table:formula="of:=SUM([.H159:.H168])/10" office:value-type="float" office:value="0.7" calcext:value-type="float">
            <text:p>0,7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C170]-[.D170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170]-[.G170])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C171]-[.D171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171]-[.G171])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formula="of:=ABS([.C172]-[.D172]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F172]-[.G172])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C173]-[.D173]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formula="of:=ABS([.F173]-[.G173])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formula="of:=ABS([.C174]-[.D174])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ABS([.F174]-[.G174])" office:value-type="float" office:value="1" calcext:value-type="float">
            <text:p>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C175]-[.D175]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formula="of:=ABS([.F175]-[.G175])" office:value-type="float" office:value="1" calcext:value-type="float">
            <text:p>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formula="of:=ABS([.C176]-[.D176])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formula="of:=ABS([.F176]-[.G176])" office:value-type="float" office:value="1" calcext:value-type="float">
            <text:p>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C177]-[.D177])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formula="of:=ABS([.F177]-[.G177])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C178]-[.D178])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formula="of:=ABS([.F178]-[.G178])" office:value-type="float" office:value="1" calcext:value-type="float">
            <text:p>1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C179]-[.D179])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formula="of:=ABS([.F179]-[.G179])" office:value-type="float" office:value="0" calcext:value-type="float">
            <text:p>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style-name="ce3" table:number-columns-repeated="2"/>
          <table:table-cell table:formula="of:=SUM([.E170:.E179])/10" office:value-type="float" office:value="0.5" calcext:value-type="float">
            <text:p>0,5</text:p>
          </table:table-cell>
          <table:table-cell table:style-name="ce3" table:number-columns-repeated="2"/>
          <table:table-cell table:formula="of:=SUM([.H170:.H179])/10" office:value-type="float" office:value="0.6" calcext:value-type="float">
            <text:p>0,6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C181]-[.D181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181]-[.G181])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C182]-[.D182])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F182]-[.G182])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formula="of:=ABS([.C183]-[.D183]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F183]-[.G183])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C184]-[.D184])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F184]-[.G184])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C185]-[.D185]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formula="of:=ABS([.F185]-[.G185])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formula="of:=ABS([.C186]-[.D186]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formula="of:=ABS([.F186]-[.G186])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C187]-[.D187]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formula="of:=ABS([.F187]-[.G187])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C188]-[.D188])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formula="of:=ABS([.F188]-[.G188])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formula="of:=ABS([.C189]-[.D189])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F189]-[.G189])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formula="of:=ABS([.C190]-[.D190])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formula="of:=ABS([.F190]-[.G190])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style-name="ce3" table:number-columns-repeated="2"/>
          <table:table-cell table:formula="of:=SUM([.E181:.E190])/10" office:value-type="float" office:value="0.7" calcext:value-type="float">
            <text:p>0,7</text:p>
          </table:table-cell>
          <table:table-cell table:style-name="ce3" table:number-columns-repeated="2"/>
          <table:table-cell table:formula="of:=SUM([.H181:.H190])/10" office:value-type="float" office:value="0.5" calcext:value-type="float">
            <text:p>0,5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C192]-[.D192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192]-[.G192])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C193]-[.D193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193]-[.G193])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C194]-[.D194]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formula="of:=ABS([.F194]-[.G194])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C195]-[.D195]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F195]-[.G195])" office:value-type="float" office:value="1" calcext:value-type="float">
            <text:p>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formula="of:=ABS([.C196]-[.D196])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ABS([.F196]-[.G196])" office:value-type="float" office:value="1" calcext:value-type="float">
            <text:p>1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formula="of:=ABS([.C197]-[.D197])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F197]-[.G197])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formula="of:=ABS([.C198]-[.D198]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formula="of:=ABS([.F198]-[.G198])" office:value-type="float" office:value="1" calcext:value-type="float">
            <text:p>1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formula="of:=ABS([.C199]-[.D199])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F199]-[.G199])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formula="of:=ABS([.C200]-[.D200])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F200]-[.G200])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formula="of:=ABS([.C201]-[.D201])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formula="of:=ABS([.F201]-[.G201])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style-name="ce3" table:number-columns-repeated="2"/>
          <table:table-cell table:formula="of:=SUM([.E192:.E201])/10" office:value-type="float" office:value="1.1" calcext:value-type="float">
            <text:p>1,1</text:p>
          </table:table-cell>
          <table:table-cell table:style-name="ce3" table:number-columns-repeated="2"/>
          <table:table-cell table:formula="of:=SUM([.H192:.H201])/10" office:value-type="float" office:value="0.7" calcext:value-type="float">
            <text:p>0,7</text:p>
          </table:table-cell>
          <table:table-cell table:style-name="ce1" table:number-columns-repeated="2"/>
          <table:table-cell table:number-columns-repeated="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C203]-[.D203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203]-[.G203])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C204]-[.D204])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ABS([.F204]-[.G204])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C205]-[.D205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205]-[.G205])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C206]-[.D206])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formula="of:=ABS([.F206]-[.G206])" office:value-type="float" office:value="1" calcext:value-type="float">
            <text:p>1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formula="of:=ABS([.C207]-[.D207]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formula="of:=ABS([.F207]-[.G207])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formula="of:=ABS([.C208]-[.D208])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F208]-[.G208])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formula="of:=ABS([.C209]-[.D209]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formula="of:=ABS([.F209]-[.G209])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formula="of:=ABS([.C210]-[.D210])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formula="of:=ABS([.F210]-[.G210])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C211]-[.D211]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formula="of:=ABS([.F211]-[.G211])" office:value-type="float" office:value="1" calcext:value-type="float">
            <text:p>1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formula="of:=ABS([.C212]-[.D212])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formula="of:=ABS([.F212]-[.G212])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style-name="ce3" table:number-columns-repeated="2"/>
          <table:table-cell table:formula="of:=SUM([.E203:.E212])/10" office:value-type="float" office:value="0.6" calcext:value-type="float">
            <text:p>0,6</text:p>
          </table:table-cell>
          <table:table-cell table:style-name="ce3" table:number-columns-repeated="2"/>
          <table:table-cell table:formula="of:=SUM([.H203:.H212])/10" office:value-type="float" office:value="0.6" calcext:value-type="float">
            <text:p>0,6</text:p>
          </table:table-cell>
          <table:table-cell table:style-name="ce1" table:number-columns-repeated="2"/>
          <table:table-cell table:number-columns-repeated="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ABS([.C214]-[.D214]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214]-[.G214])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formula="of:=ABS([.C215]-[.D215])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ABS([.F215]-[.G215])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formula="of:=ABS([.C216]-[.D216])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formula="of:=ABS([.F216]-[.G216])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ABS([.C217]-[.D217]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formula="of:=ABS([.F217]-[.G217])" office:value-type="float" office:value="1" calcext:value-type="float">
            <text:p>1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formula="of:=ABS([.C218]-[.D218])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ABS([.F218]-[.G218])" office:value-type="float" office:value="0" calcext:value-type="float">
            <text:p>0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formula="of:=ABS([.C219]-[.D219])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formula="of:=ABS([.F219]-[.G219])" office:value-type="float" office:value="0" calcext:value-type="float">
            <text:p>0</text:p>
          </table:table-cell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formula="of:=ABS([.C220]-[.D220]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formula="of:=ABS([.F220]-[.G220])" office:value-type="float" office:value="1" calcext:value-type="float">
            <text:p>1</text:p>
          </table:table-cell>
          <table:table-cell table:style-name="ce1" office:value-type="float" office:value="-50" calcext:value-type="float">
            <text:p>-5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formula="of:=ABS([.C221]-[.D221]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formula="of:=ABS([.F221]-[.G221])" office:value-type="float" office:value="4" calcext:value-type="float">
            <text:p>4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ABS([.C222]-[.D222]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formula="of:=ABS([.F222]-[.G222])" office:value-type="float" office:value="1" calcext:value-type="float">
            <text:p>1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formula="of:=ABS([.C223]-[.D223])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formula="of:=ABS([.F223]-[.G223])" office:value-type="float" office:value="0" calcext:value-type="float">
            <text:p>0</text:p>
          </table:table-cell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214:.E223])/10" office:value-type="float" office:value="1.1" calcext:value-type="float">
            <text:p>1,1</text:p>
          </table:table-cell>
          <table:table-cell table:number-columns-repeated="2"/>
          <table:table-cell table:formula="of:=SUM([.H214:.H223])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PERSON 4 Durchschnittsdifferenzen</text:p>
          </table:table-cell>
          <table:table-cell table:number-columns-repeated="3"/>
          <table:table-cell table:formula="of:=SUM([.E224];[.E213];[.E202];[.E191];[.E180];[.E169];[.E158];[.E147];[.E136];[.E125])/10" office:value-type="float" office:value="0.89" calcext:value-type="float">
            <text:p>0,89</text:p>
          </table:table-cell>
          <table:table-cell table:number-columns-repeated="2"/>
          <table:table-cell table:formula="of:=SUM([.H224];[.H213];[.H202];[.H191];[.H180];[.H169];[.H158];[.H147];[.H136];[.H125])/10" office:value-type="float" office:value="0.64" calcext:value-type="float">
            <text:p>0,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ERSON 5 </text:p>
          </table:table-cell>
          <table:table-cell table:number-columns-repeated="12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227]-[.D2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27]-[.G227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228]-[.D22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F228]-[.G228]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BS([.C229]-[.D2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BS([.F229]-[.G229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230]-[.D230]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F230]-[.G230]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231]-[.D23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F231]-[.G231])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BS([.C232]-[.D23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F232]-[.G232])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C233]-[.D23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F233]-[.G233])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234]-[.D234])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F234]-[.G234])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235]-[.D235])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F235]-[.G235])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BS([.C236]-[.D236])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F236]-[.G236])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227:.E236])/10" office:value-type="float" office:value="0.3" calcext:value-type="float">
            <text:p>0,3</text:p>
          </table:table-cell>
          <table:table-cell table:number-columns-repeated="2"/>
          <table:table-cell table:formula="of:=SUM([.H227:.H236])/10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BS([.C238]-[.D23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38]-[.G238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ABS([.C239]-[.D23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F239]-[.G239])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BS([.C240]-[.D24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BS([.F240]-[.G240]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241]-[.D24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F241]-[.G241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C242]-[.D242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F242]-[.G242]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243]-[.D243])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F243]-[.G243]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C244]-[.D244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F244]-[.G244])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BS([.C245]-[.D24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F245]-[.G245])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[.C246]-[.D246]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F246]-[.G246])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247]-[.D247])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F247]-[.G247])"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238:.E247])/10" office:value-type="float" office:value="0.5" calcext:value-type="float">
            <text:p>0,5</text:p>
          </table:table-cell>
          <table:table-cell table:number-columns-repeated="2"/>
          <table:table-cell table:formula="of:=SUM([.H238:.H247])/10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BS([.C249]-[.D24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49]-[.G249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C250]-[.D250])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F250]-[.G250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BS([.C251]-[.D251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BS([.F251]-[.G25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252]-[.D252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F252]-[.G252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253]-[.D25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F253]-[.G253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254]-[.D254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F254]-[.G254])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C255]-[.D25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F255]-[.G255])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256]-[.D25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F256]-[.G256])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257]-[.D257])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F257]-[.G257])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BS([.C258]-[.D258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BS([.F258]-[.G258])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249:.E258])/10" office:value-type="float" office:value="0.5" calcext:value-type="float">
            <text:p>0,5</text:p>
          </table:table-cell>
          <table:table-cell table:number-columns-repeated="2"/>
          <table:table-cell table:formula="of:=SUM([.H249:.H258])/10" office:value-type="float" office:value="0.7" calcext:value-type="float">
            <text:p>0,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BS([.C260]-[.D26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60]-[.G260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ABS([.C261]-[.D26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F261]-[.G261])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262]-[.D262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BS([.F262]-[.G262])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263]-[.D263]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F263]-[.G263]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C264]-[.D26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BS([.F264]-[.G264])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265]-[.D265]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F265]-[.G265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266]-[.D266])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F266]-[.G266])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[.C267]-[.D26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F267]-[.G267])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C268]-[.D268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BS([.F268]-[.G268])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269]-[.D269])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BS([.F269]-[.G269])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260:.E269])/10" office:value-type="float" office:value="0.3" calcext:value-type="float">
            <text:p>0,3</text:p>
          </table:table-cell>
          <table:table-cell table:number-columns-repeated="2"/>
          <table:table-cell table:formula="of:=SUM([.H260:.H269])/10" office:value-type="float" office:value="0.6" calcext:value-type="float">
            <text:p>0,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C271]-[.D271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F271]-[.G271]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ABS([.C272]-[.D27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F272]-[.G272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273]-[.D27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BS([.F273]-[.G273]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BS([.C274]-[.D274])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F274]-[.G274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275]-[.D27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F275]-[.G275])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276]-[.D276])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F276]-[.G276]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277]-[.D277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F277]-[.G277])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278]-[.D27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BS([.F278]-[.G278])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279]-[.D279])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F279]-[.G279])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280]-[.D280])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F280]-[.G280])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271:.E280])/10" office:value-type="float" office:value="0.2" calcext:value-type="float">
            <text:p>0,2</text:p>
          </table:table-cell>
          <table:table-cell table:number-columns-repeated="2"/>
          <table:table-cell table:formula="of:=SUM([.H271:.H280])/10" office:value-type="float" office:value="0.6" calcext:value-type="float">
            <text:p>0,6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282]-[.D28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82]-[.G282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C283]-[.D283])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F283]-[.G283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C284]-[.D284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F284]-[.G284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BS([.C285]-[.D28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F285]-[.G28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286]-[.D286])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F286]-[.G286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BS([.C287]-[.D287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[.F287]-[.G287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288]-[.D288])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F288]-[.G288]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289]-[.D289])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F289]-[.G289]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290]-[.D290])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F290]-[.G290])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BS([.C291]-[.D291])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F291]-[.G291])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number-columns-repeated="2"/>
          <table:table-cell table:formula="of:=SUM([.E282:.E291])/10" office:value-type="float" office:value="0.5" calcext:value-type="float">
            <text:p>0,5</text:p>
          </table:table-cell>
          <table:table-cell table:number-columns-repeated="2"/>
          <table:table-cell table:formula="of:=SUM([.H282:.H291])/10" office:value-type="float" office:value="0.2" calcext:value-type="float">
            <text:p>0,2</text:p>
          </table:table-cell>
          <table:table-cell table:number-columns-repeated="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293]-[.D29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F293]-[.G293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294]-[.D29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94]-[.G294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295]-[.D29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F295]-[.G295]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C296]-[.D29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BS([.F296]-[.G296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297]-[.D297])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F297]-[.G297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298]-[.D298])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F298]-[.G298]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299]-[.D299])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F299]-[.G299])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300]-[.D30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BS([.F300]-[.G300])"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301]-[.D301])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F301]-[.G301])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[.C302]-[.D302]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F302]-[.G302])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number-columns-repeated="2"/>
          <table:table-cell table:formula="of:=SUM([.E293:.E302])/10" office:value-type="float" office:value="0.4" calcext:value-type="float">
            <text:p>0,4</text:p>
          </table:table-cell>
          <table:table-cell table:number-columns-repeated="2"/>
          <table:table-cell table:formula="of:=SUM([.H293:.H302])/10" office:value-type="float" office:value="0.5" calcext:value-type="float">
            <text:p>0,5</text:p>
          </table:table-cell>
          <table:table-cell table:number-columns-repeated="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C304]-[.D304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F304]-[.G304]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BS([.C305]-[.D305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05]-[.G305])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306]-[.D306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BS([.F306]-[.G306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307]-[.D307]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F307]-[.G307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308]-[.D308])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F308]-[.G308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309]-[.D30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F309]-[.G309])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310]-[.D31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BS([.F310]-[.G310]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311]-[.D311])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F311]-[.G311])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312]-[.D312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BS([.F312]-[.G312])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BS([.C313]-[.D313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BS([.F313]-[.G313])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number-columns-repeated="2"/>
          <table:table-cell table:formula="of:=SUM([.E304:.E313])/10" office:value-type="float" office:value="0.2" calcext:value-type="float">
            <text:p>0,2</text:p>
          </table:table-cell>
          <table:table-cell table:number-columns-repeated="2"/>
          <table:table-cell table:formula="of:=SUM([.H304:.H313])/10" office:value-type="float" office:value="0.6" calcext:value-type="float">
            <text:p>0,6</text:p>
          </table:table-cell>
          <table:table-cell table:number-columns-repeated="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315]-[.D3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F315]-[.G315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C316]-[.D316]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F316]-[.G31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317]-[.D31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BS([.F317]-[.G317])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318]-[.D31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BS([.F318]-[.G318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C319]-[.D319])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F319]-[.G319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320]-[.D32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F320]-[.G320])"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321]-[.D321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F321]-[.G321])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322]-[.D322])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F322]-[.G322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BS([.C323]-[.D323]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F323]-[.G323]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C324]-[.D324])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BS([.F324]-[.G324])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number-columns-repeated="2"/>
          <table:table-cell table:formula="of:=SUM([.E315:.E324])/10" office:value-type="float" office:value="0.5" calcext:value-type="float">
            <text:p>0,5</text:p>
          </table:table-cell>
          <table:table-cell table:number-columns-repeated="2"/>
          <table:table-cell table:formula="of:=SUM([.H315:.H324])/10" office:value-type="float" office:value="0.6" calcext:value-type="float">
            <text:p>0,6</text:p>
          </table:table-cell>
          <table:table-cell table:number-columns-repeated="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326]-[.D32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26]-[.G326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C327]-[.D32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BS([.F327]-[.G327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328]-[.D328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F328]-[.G328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C329]-[.D32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BS([.F329]-[.G329])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330]-[.D330]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F330]-[.G330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C331]-[.D33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F331]-[.G331])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332]-[.D33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F332]-[.G332])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BS([.C333]-[.D333]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F333]-[.G333]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334]-[.D334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F334]-[.G334])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BS([.C335]-[.D335]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F335]-[.G335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number-columns-repeated="2"/>
          <table:table-cell table:formula="of:=SUM([.E326:.E335])/10" office:value-type="float" office:value="0.5" calcext:value-type="float">
            <text:p>0,5</text:p>
          </table:table-cell>
          <table:table-cell table:number-columns-repeated="2"/>
          <table:table-cell table:formula="of:=SUM([.H326:.H335])/10" office:value-type="float" office:value="0.6" calcext:value-type="float">
            <text:p>0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PERSON 5 Durchschnittsdifferenzen</text:p>
          </table:table-cell>
          <table:table-cell table:number-columns-repeated="3"/>
          <table:table-cell table:formula="of:=SUM([.E336];[.E325];[.E314];[.E303];[.E292];[.E281];[.E270];[.E259];[.E248];[.E237])/10" office:value-type="float" office:value="0.39" calcext:value-type="float">
            <text:p>0,39</text:p>
          </table:table-cell>
          <table:table-cell table:number-columns-repeated="2"/>
          <table:table-cell table:formula="of:=SUM([.H336];[.H325];[.H314];[.H303];[.H292];[.H281];[.H270];[.H259];[.H248];[.H237])/10" office:value-type="float" office:value="0.54" calcext:value-type="float">
            <text:p>0,5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PERSON 3</text:p>
          </table:table-cell>
          <table:table-cell table:number-columns-repeated="12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339]-[.D33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39]-[.D339]" office:value-type="float" office:value="0" calcext:value-type="float">
            <text:p>0</text:p>
          </table:table-cell>
          <table:table-cell table:formula="of:=ABS([.F339]-[.G339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340]-[.D34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40]-[.D340]" office:value-type="float" office:value="1" calcext:value-type="float">
            <text:p>1</text:p>
          </table:table-cell>
          <table:table-cell table:formula="of:=ABS([.F340]-[.G340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BS([.C341]-[.D34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41]-[.D341]" office:value-type="float" office:value="2" calcext:value-type="float">
            <text:p>2</text:p>
          </table:table-cell>
          <table:table-cell table:formula="of:=ABS([.F341]-[.G341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342]-[.D342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42]-[.D342]" office:value-type="float" office:value="2" calcext:value-type="float">
            <text:p>2</text:p>
          </table:table-cell>
          <table:table-cell table:formula="of:=ABS([.F342]-[.G342]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343]-[.D34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43]-[.D343]" office:value-type="float" office:value="3" calcext:value-type="float">
            <text:p>3</text:p>
          </table:table-cell>
          <table:table-cell table:formula="of:=ABS([.F343]-[.G343])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344]-[.D344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44]-[.D344]" office:value-type="float" office:value="2" calcext:value-type="float">
            <text:p>2</text:p>
          </table:table-cell>
          <table:table-cell table:formula="of:=ABS([.F344]-[.G344])"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345]-[.D345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45]-[.D345]" office:value-type="float" office:value="4" calcext:value-type="float">
            <text:p>4</text:p>
          </table:table-cell>
          <table:table-cell table:formula="of:=ABS([.F345]-[.G345])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C346]-[.D34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346]-[.D346]" office:value-type="float" office:value="5" calcext:value-type="float">
            <text:p>5</text:p>
          </table:table-cell>
          <table:table-cell table:formula="of:=ABS([.F346]-[.G346])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[.C347]-[.D347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347]-[.D347]" office:value-type="float" office:value="4" calcext:value-type="float">
            <text:p>4</text:p>
          </table:table-cell>
          <table:table-cell table:formula="of:=ABS([.F347]-[.G347])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ABS([.C348]-[.D348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348]-[.D348]" office:value-type="float" office:value="7" calcext:value-type="float">
            <text:p>7</text:p>
          </table:table-cell>
          <table:table-cell table:formula="of:=ABS([.F348]-[.G348]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number-columns-repeated="2"/>
          <table:table-cell table:formula="of:=SUM([.E339:.E348])/10" office:value-type="float" office:value="0.5" calcext:value-type="float">
            <text:p>0,5</text:p>
          </table:table-cell>
          <table:table-cell table:number-columns-repeated="2"/>
          <table:table-cell table:formula="of:=SUM([.H339:.H348])/10" office:value-type="float" office:value="0.8" calcext:value-type="float">
            <text:p>0,8</text:p>
          </table:table-cell>
          <table:table-cell table:number-columns-repeated="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C350]-[.D35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0]-[.D350]" office:value-type="float" office:value="1" calcext:value-type="float">
            <text:p>1</text:p>
          </table:table-cell>
          <table:table-cell table:formula="of:=ABS([.F350]-[.G350]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C351]-[.D35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1]-[.D351]" office:value-type="float" office:value="1" calcext:value-type="float">
            <text:p>1</text:p>
          </table:table-cell>
          <table:table-cell table:formula="of:=ABS([.F351]-[.G351])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352]-[.D35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52]-[.D352]" office:value-type="float" office:value="2" calcext:value-type="float">
            <text:p>2</text:p>
          </table:table-cell>
          <table:table-cell table:formula="of:=ABS([.F352]-[.G352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353]-[.D35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53]-[.D353]" office:value-type="float" office:value="2" calcext:value-type="float">
            <text:p>2</text:p>
          </table:table-cell>
          <table:table-cell table:formula="of:=ABS([.F353]-[.G353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354]-[.D35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54]-[.D354]" office:value-type="float" office:value="2" calcext:value-type="float">
            <text:p>2</text:p>
          </table:table-cell>
          <table:table-cell table:formula="of:=ABS([.F354]-[.G354])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355]-[.D35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55]-[.D355]" office:value-type="float" office:value="3" calcext:value-type="float">
            <text:p>3</text:p>
          </table:table-cell>
          <table:table-cell table:formula="of:=ABS([.F355]-[.G355])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356]-[.D35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356]-[.D356]" office:value-type="float" office:value="4" calcext:value-type="float">
            <text:p>4</text:p>
          </table:table-cell>
          <table:table-cell table:formula="of:=ABS([.F356]-[.G356])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BS([.C357]-[.D35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357]-[.D357]" office:value-type="float" office:value="4" calcext:value-type="float">
            <text:p>4</text:p>
          </table:table-cell>
          <table:table-cell table:formula="of:=ABS([.F357]-[.G357])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ABS([.C358]-[.D358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358]-[.D358]" office:value-type="float" office:value="6" calcext:value-type="float">
            <text:p>6</text:p>
          </table:table-cell>
          <table:table-cell table:formula="of:=ABS([.F358]-[.G358]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[.C359]-[.D35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359]-[.D359]" office:value-type="float" office:value="5" calcext:value-type="float">
            <text:p>5</text:p>
          </table:table-cell>
          <table:table-cell table:formula="of:=ABS([.F359]-[.G359])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number-columns-repeated="2"/>
          <table:table-cell table:formula="of:=SUM([.E350:.E359])/10" office:value-type="float" office:value="0.7" calcext:value-type="float">
            <text:p>0,7</text:p>
          </table:table-cell>
          <table:table-cell table:number-columns-repeated="2"/>
          <table:table-cell table:formula="of:=SUM([.H350:.H359])/10" office:value-type="float" office:value="0.7" calcext:value-type="float">
            <text:p>0,7</text:p>
          </table:table-cell>
          <table:table-cell table:number-columns-repeated="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361]-[.D36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61]-[.D361]" office:value-type="float" office:value="0" calcext:value-type="float">
            <text:p>0</text:p>
          </table:table-cell>
          <table:table-cell table:formula="of:=ABS([.F361]-[.G361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BS([.C362]-[.D36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62]-[.D362]" office:value-type="float" office:value="0" calcext:value-type="float">
            <text:p>0</text:p>
          </table:table-cell>
          <table:table-cell table:formula="of:=ABS([.F362]-[.G362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C363]-[.D36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63]-[.D363]" office:value-type="float" office:value="1" calcext:value-type="float">
            <text:p>1</text:p>
          </table:table-cell>
          <table:table-cell table:formula="of:=ABS([.F363]-[.G363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364]-[.D36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64]-[.D364]" office:value-type="float" office:value="1" calcext:value-type="float">
            <text:p>1</text:p>
          </table:table-cell>
          <table:table-cell table:formula="of:=ABS([.F364]-[.G364]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365]-[.D365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65]-[.D365]" office:value-type="float" office:value="3" calcext:value-type="float">
            <text:p>3</text:p>
          </table:table-cell>
          <table:table-cell table:formula="of:=ABS([.F365]-[.G365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C366]-[.D36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366]-[.D366]" office:value-type="float" office:value="3" calcext:value-type="float">
            <text:p>3</text:p>
          </table:table-cell>
          <table:table-cell table:formula="of:=ABS([.F366]-[.G366]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367]-[.D367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67]-[.D367]" office:value-type="float" office:value="4" calcext:value-type="float">
            <text:p>4</text:p>
          </table:table-cell>
          <table:table-cell table:formula="of:=ABS([.F367]-[.G367]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368]-[.D368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68]-[.D368]" office:value-type="float" office:value="4" calcext:value-type="float">
            <text:p>4</text:p>
          </table:table-cell>
          <table:table-cell table:formula="of:=ABS([.F368]-[.G368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BS([.C369]-[.D36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369]-[.D369]" office:value-type="float" office:value="4" calcext:value-type="float">
            <text:p>4</text:p>
          </table:table-cell>
          <table:table-cell table:formula="of:=ABS([.F369]-[.G369]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ABS([.C370]-[.D370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370]-[.D370]" office:value-type="float" office:value="7" calcext:value-type="float">
            <text:p>7</text:p>
          </table:table-cell>
          <table:table-cell table:formula="of:=ABS([.F370]-[.G370])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number-columns-repeated="2"/>
          <table:table-cell table:formula="of:=SUM([.E361:.E370])/10" office:value-type="float" office:value="0.6" calcext:value-type="float">
            <text:p>0,6</text:p>
          </table:table-cell>
          <table:table-cell table:number-columns-repeated="2"/>
          <table:table-cell table:formula="of:=SUM([.H361:.H370])/10" office:value-type="float" office:value="0.5" calcext:value-type="float">
            <text:p>0,5</text:p>
          </table:table-cell>
          <table:table-cell table:number-columns-repeated="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C372]-[.D37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72]-[.D372]" office:value-type="float" office:value="1" calcext:value-type="float">
            <text:p>1</text:p>
          </table:table-cell>
          <table:table-cell table:formula="of:=ABS([.F372]-[.G372]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373]-[.D37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73]-[.D373]" office:value-type="float" office:value="1" calcext:value-type="float">
            <text:p>1</text:p>
          </table:table-cell>
          <table:table-cell table:formula="of:=ABS([.F373]-[.G373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C374]-[.D37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374]-[.D374]" office:value-type="float" office:value="3" calcext:value-type="float">
            <text:p>3</text:p>
          </table:table-cell>
          <table:table-cell table:formula="of:=ABS([.F374]-[.G374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375]-[.D37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75]-[.D375]" office:value-type="float" office:value="1" calcext:value-type="float">
            <text:p>1</text:p>
          </table:table-cell>
          <table:table-cell table:formula="of:=ABS([.F375]-[.G375]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376]-[.D37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376]-[.D376]" office:value-type="float" office:value="2" calcext:value-type="float">
            <text:p>2</text:p>
          </table:table-cell>
          <table:table-cell table:formula="of:=ABS([.F376]-[.G376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377]-[.D37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77]-[.D377]" office:value-type="float" office:value="2" calcext:value-type="float">
            <text:p>2</text:p>
          </table:table-cell>
          <table:table-cell table:formula="of:=ABS([.F377]-[.G377])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378]-[.D37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78]-[.D378]" office:value-type="float" office:value="2" calcext:value-type="float">
            <text:p>2</text:p>
          </table:table-cell>
          <table:table-cell table:formula="of:=ABS([.F378]-[.G378])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379]-[.D379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79]-[.D379]" office:value-type="float" office:value="4" calcext:value-type="float">
            <text:p>4</text:p>
          </table:table-cell>
          <table:table-cell table:formula="of:=ABS([.F379]-[.G379])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BS([.C380]-[.D38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380]-[.D380]" office:value-type="float" office:value="3" calcext:value-type="float">
            <text:p>3</text:p>
          </table:table-cell>
          <table:table-cell table:formula="of:=ABS([.F380]-[.G380])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381]-[.D381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81]-[.D381]" office:value-type="float" office:value="5" calcext:value-type="float">
            <text:p>5</text:p>
          </table:table-cell>
          <table:table-cell table:formula="of:=ABS([.F381]-[.G381])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number-columns-repeated="2"/>
          <table:table-cell table:formula="of:=SUM([.E372:.E381])/10" office:value-type="float" office:value="0.4" calcext:value-type="float">
            <text:p>0,4</text:p>
          </table:table-cell>
          <table:table-cell table:number-columns-repeated="2"/>
          <table:table-cell table:formula="of:=SUM([.H372:.H381])/10" office:value-type="float" office:value="0.5" calcext:value-type="float">
            <text:p>0,5</text:p>
          </table:table-cell>
          <table:table-cell table:number-columns-repeated="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383]-[.D38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83]-[.D383]" office:value-type="float" office:value="0" calcext:value-type="float">
            <text:p>0</text:p>
          </table:table-cell>
          <table:table-cell table:formula="of:=ABS([.F383]-[.G383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BS([.C384]-[.D38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84]-[.D384]" office:value-type="float" office:value="1" calcext:value-type="float">
            <text:p>1</text:p>
          </table:table-cell>
          <table:table-cell table:formula="of:=ABS([.F384]-[.G384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385]-[.D38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85]-[.D385]" office:value-type="float" office:value="0" calcext:value-type="float">
            <text:p>0</text:p>
          </table:table-cell>
          <table:table-cell table:formula="of:=ABS([.F385]-[.G385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386]-[.D386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86]-[.D386]" office:value-type="float" office:value="2" calcext:value-type="float">
            <text:p>2</text:p>
          </table:table-cell>
          <table:table-cell table:formula="of:=ABS([.F386]-[.G38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387]-[.D38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87]-[.D387]" office:value-type="float" office:value="2" calcext:value-type="float">
            <text:p>2</text:p>
          </table:table-cell>
          <table:table-cell table:formula="of:=ABS([.F387]-[.G387])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388]-[.D38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388]-[.D388]" office:value-type="float" office:value="3" calcext:value-type="float">
            <text:p>3</text:p>
          </table:table-cell>
          <table:table-cell table:formula="of:=ABS([.F388]-[.G388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389]-[.D38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89]-[.D389]" office:value-type="float" office:value="3" calcext:value-type="float">
            <text:p>3</text:p>
          </table:table-cell>
          <table:table-cell table:formula="of:=ABS([.F389]-[.G389])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[.C390]-[.D39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390]-[.D390]" office:value-type="float" office:value="3" calcext:value-type="float">
            <text:p>3</text:p>
          </table:table-cell>
          <table:table-cell table:formula="of:=ABS([.F390]-[.G390])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BS([.C391]-[.D39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391]-[.D391]" office:value-type="float" office:value="5" calcext:value-type="float">
            <text:p>5</text:p>
          </table:table-cell>
          <table:table-cell table:formula="of:=ABS([.F391]-[.G391]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[.C392]-[.D392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392]-[.D392]" office:value-type="float" office:value="5" calcext:value-type="float">
            <text:p>5</text:p>
          </table:table-cell>
          <table:table-cell table:formula="of:=ABS([.F392]-[.G392])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number-columns-repeated="2"/>
          <table:table-cell table:formula="of:=SUM([.E383:.E392])/10" office:value-type="float" office:value="0.6" calcext:value-type="float">
            <text:p>0,6</text:p>
          </table:table-cell>
          <table:table-cell table:number-columns-repeated="2"/>
          <table:table-cell table:formula="of:=SUM([.H383:.H392])/10" office:value-type="float" office:value="0.4" calcext:value-type="float">
            <text:p>0,4</text:p>
          </table:table-cell>
          <table:table-cell table:number-columns-repeated="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394]-[.D39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94]-[.D394]" office:value-type="float" office:value="0" calcext:value-type="float">
            <text:p>0</text:p>
          </table:table-cell>
          <table:table-cell table:formula="of:=ABS([.F394]-[.G394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C395]-[.D39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95]-[.D395]" office:value-type="float" office:value="1" calcext:value-type="float">
            <text:p>1</text:p>
          </table:table-cell>
          <table:table-cell table:formula="of:=ABS([.F395]-[.G395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BS([.C396]-[.D39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96]-[.D396]" office:value-type="float" office:value="2" calcext:value-type="float">
            <text:p>2</text:p>
          </table:table-cell>
          <table:table-cell table:formula="of:=ABS([.F396]-[.G396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397]-[.D39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97]-[.D397]" office:value-type="float" office:value="1" calcext:value-type="float">
            <text:p>1</text:p>
          </table:table-cell>
          <table:table-cell table:formula="of:=ABS([.F397]-[.G39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398]-[.D39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98]-[.D398]" office:value-type="float" office:value="2" calcext:value-type="float">
            <text:p>2</text:p>
          </table:table-cell>
          <table:table-cell table:formula="of:=ABS([.F398]-[.G398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399]-[.D39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99]-[.D399]" office:value-type="float" office:value="4" calcext:value-type="float">
            <text:p>4</text:p>
          </table:table-cell>
          <table:table-cell table:formula="of:=ABS([.F399]-[.G399])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table:number-columns-repeated="3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[.C400]-[.D40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00]-[.D400]" office:value-type="float" office:value="2" calcext:value-type="float">
            <text:p>2</text:p>
          </table:table-cell>
          <table:table-cell table:formula="of:=ABS([.F400]-[.G400]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401]-[.D40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01]-[.D401]" office:value-type="float" office:value="3" calcext:value-type="float">
            <text:p>3</text:p>
          </table:table-cell>
          <table:table-cell table:formula="of:=ABS([.F401]-[.G401]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BS([.C402]-[.D402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402]-[.D402]" office:value-type="float" office:value="4" calcext:value-type="float">
            <text:p>4</text:p>
          </table:table-cell>
          <table:table-cell table:formula="of:=ABS([.F402]-[.G402])"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403]-[.D403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403]-[.D403]" office:value-type="float" office:value="6" calcext:value-type="float">
            <text:p>6</text:p>
          </table:table-cell>
          <table:table-cell table:formula="of:=ABS([.F403]-[.G403]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number-columns-repeated="2"/>
          <table:table-cell table:formula="of:=SUM([.E394:.E403])/10" office:value-type="float" office:value="0.6" calcext:value-type="float">
            <text:p>0,6</text:p>
          </table:table-cell>
          <table:table-cell table:number-columns-repeated="2"/>
          <table:table-cell table:formula="of:=SUM([.H394:.H403])/10" office:value-type="float" office:value="0.7" calcext:value-type="float">
            <text:p>0,7</text:p>
          </table:table-cell>
          <table:table-cell table:number-columns-repeated="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405]-[.D40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05]-[.D405]" office:value-type="float" office:value="0" calcext:value-type="float">
            <text:p>0</text:p>
          </table:table-cell>
          <table:table-cell table:formula="of:=ABS([.F405]-[.G405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BS([.C406]-[.D40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06]-[.D406]" office:value-type="float" office:value="0" calcext:value-type="float">
            <text:p>0</text:p>
          </table:table-cell>
          <table:table-cell table:formula="of:=ABS([.F406]-[.G406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BS([.C407]-[.D40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407]-[.D407]" office:value-type="float" office:value="2" calcext:value-type="float">
            <text:p>2</text:p>
          </table:table-cell>
          <table:table-cell table:formula="of:=ABS([.F407]-[.G407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408]-[.D40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08]-[.D408]" office:value-type="float" office:value="1" calcext:value-type="float">
            <text:p>1</text:p>
          </table:table-cell>
          <table:table-cell table:formula="of:=ABS([.F408]-[.G40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BS([.C409]-[.D409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409]-[.D409]" office:value-type="float" office:value="2" calcext:value-type="float">
            <text:p>2</text:p>
          </table:table-cell>
          <table:table-cell table:formula="of:=ABS([.F409]-[.G409])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410]-[.D41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10]-[.D410]" office:value-type="float" office:value="3" calcext:value-type="float">
            <text:p>3</text:p>
          </table:table-cell>
          <table:table-cell table:formula="of:=ABS([.F410]-[.G410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411]-[.D41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11]-[.D411]" office:value-type="float" office:value="4" calcext:value-type="float">
            <text:p>4</text:p>
          </table:table-cell>
          <table:table-cell table:formula="of:=ABS([.F411]-[.G411])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412]-[.D412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412]-[.D412]" office:value-type="float" office:value="4" calcext:value-type="float">
            <text:p>4</text:p>
          </table:table-cell>
          <table:table-cell table:formula="of:=ABS([.F412]-[.G412])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BS([.C413]-[.D413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413]-[.D413]" office:value-type="float" office:value="5" calcext:value-type="float">
            <text:p>5</text:p>
          </table:table-cell>
          <table:table-cell table:formula="of:=ABS([.F413]-[.G413])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BS([.C414]-[.D414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414]-[.D414]" office:value-type="float" office:value="4" calcext:value-type="float">
            <text:p>4</text:p>
          </table:table-cell>
          <table:table-cell table:formula="of:=ABS([.F414]-[.G414])" office:value-type="float" office:value="1" calcext:value-type="float">
            <text:p>1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number-columns-repeated="2"/>
          <table:table-cell table:formula="of:=SUM([.E405:.E414])/10" office:value-type="float" office:value="0.7" calcext:value-type="float">
            <text:p>0,7</text:p>
          </table:table-cell>
          <table:table-cell table:number-columns-repeated="2"/>
          <table:table-cell table:formula="of:=SUM([.H405:.H414])/10" office:value-type="float" office:value="0.6" calcext:value-type="float">
            <text:p>0,6</text:p>
          </table:table-cell>
          <table:table-cell table:number-columns-repeated="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C416]-[.D4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416]-[.D416]" office:value-type="float" office:value="1" calcext:value-type="float">
            <text:p>1</text:p>
          </table:table-cell>
          <table:table-cell table:formula="of:=ABS([.F416]-[.G416]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417]-[.D4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17]-[.D417]" office:value-type="float" office:value="1" calcext:value-type="float">
            <text:p>1</text:p>
          </table:table-cell>
          <table:table-cell table:formula="of:=ABS([.F417]-[.G417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BS([.C418]-[.D418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418]-[.D418]" office:value-type="float" office:value="1" calcext:value-type="float">
            <text:p>1</text:p>
          </table:table-cell>
          <table:table-cell table:formula="of:=ABS([.F418]-[.G41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419]-[.D41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19]-[.D419]" office:value-type="float" office:value="2" calcext:value-type="float">
            <text:p>2</text:p>
          </table:table-cell>
          <table:table-cell table:formula="of:=ABS([.F419]-[.G419]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420]-[.D42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20]-[.D420]" office:value-type="float" office:value="2" calcext:value-type="float">
            <text:p>2</text:p>
          </table:table-cell>
          <table:table-cell table:formula="of:=ABS([.F420]-[.G420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C421]-[.D42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421]-[.D421]" office:value-type="float" office:value="3" calcext:value-type="float">
            <text:p>3</text:p>
          </table:table-cell>
          <table:table-cell table:formula="of:=ABS([.F421]-[.G421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422]-[.D42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422]-[.D422]" office:value-type="float" office:value="4" calcext:value-type="float">
            <text:p>4</text:p>
          </table:table-cell>
          <table:table-cell table:formula="of:=ABS([.F422]-[.G422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423]-[.D423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423]-[.D423]" office:value-type="float" office:value="4" calcext:value-type="float">
            <text:p>4</text:p>
          </table:table-cell>
          <table:table-cell table:formula="of:=ABS([.F423]-[.G423])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BS([.C424]-[.D42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424]-[.D424]" office:value-type="float" office:value="3" calcext:value-type="float">
            <text:p>3</text:p>
          </table:table-cell>
          <table:table-cell table:formula="of:=ABS([.F424]-[.G424]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BS([.C425]-[.D42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425]-[.D425]" office:value-type="float" office:value="4" calcext:value-type="float">
            <text:p>4</text:p>
          </table:table-cell>
          <table:table-cell table:formula="of:=ABS([.F425]-[.G425])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number-columns-repeated="2"/>
          <table:table-cell table:formula="of:=SUM([.E416:.E425])/10" office:value-type="float" office:value="0.7" calcext:value-type="float">
            <text:p>0,7</text:p>
          </table:table-cell>
          <table:table-cell table:number-columns-repeated="2"/>
          <table:table-cell table:formula="of:=SUM([.H416:.H425])/10" office:value-type="float" office:value="0.4" calcext:value-type="float">
            <text:p>0,4</text:p>
          </table:table-cell>
          <table:table-cell table:number-columns-repeated="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427]-[.D4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27]-[.D427]" office:value-type="float" office:value="0" calcext:value-type="float">
            <text:p>0</text:p>
          </table:table-cell>
          <table:table-cell table:formula="of:=ABS([.F427]-[.G427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428]-[.D42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28]-[.D428]" office:value-type="float" office:value="0" calcext:value-type="float">
            <text:p>0</text:p>
          </table:table-cell>
          <table:table-cell table:formula="of:=ABS([.F428]-[.G428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C429]-[.D42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29]-[.D429]" office:value-type="float" office:value="3" calcext:value-type="float">
            <text:p>3</text:p>
          </table:table-cell>
          <table:table-cell table:formula="of:=ABS([.F429]-[.G429])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430]-[.D43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430]-[.D430]" office:value-type="float" office:value="1" calcext:value-type="float">
            <text:p>1</text:p>
          </table:table-cell>
          <table:table-cell table:formula="of:=ABS([.F430]-[.G430]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431]-[.D43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31]-[.D431]" office:value-type="float" office:value="2" calcext:value-type="float">
            <text:p>2</text:p>
          </table:table-cell>
          <table:table-cell table:formula="of:=ABS([.F431]-[.G431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C432]-[.D43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432]-[.D432]" office:value-type="float" office:value="2" calcext:value-type="float">
            <text:p>2</text:p>
          </table:table-cell>
          <table:table-cell table:formula="of:=ABS([.F432]-[.G432]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BS([.C433]-[.D433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433]-[.D433]" office:value-type="float" office:value="2" calcext:value-type="float">
            <text:p>2</text:p>
          </table:table-cell>
          <table:table-cell table:formula="of:=ABS([.F433]-[.G433])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BS([.C434]-[.D434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434]-[.D434]" office:value-type="float" office:value="3" calcext:value-type="float">
            <text:p>3</text:p>
          </table:table-cell>
          <table:table-cell table:formula="of:=ABS([.F434]-[.G434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435]-[.D435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435]-[.D435]" office:value-type="float" office:value="4" calcext:value-type="float">
            <text:p>4</text:p>
          </table:table-cell>
          <table:table-cell table:formula="of:=ABS([.F435]-[.G435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BS([.C436]-[.D436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436]-[.D436]" office:value-type="float" office:value="4" calcext:value-type="float">
            <text:p>4</text:p>
          </table:table-cell>
          <table:table-cell table:formula="of:=ABS([.F436]-[.G436])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number-columns-repeated="2"/>
          <table:table-cell table:formula="of:=SUM([.E427:.E436])/10" office:value-type="float" office:value="0.6" calcext:value-type="float">
            <text:p>0,6</text:p>
          </table:table-cell>
          <table:table-cell table:number-columns-repeated="2"/>
          <table:table-cell table:formula="of:=SUM([.H427:.H436])/10" office:value-type="float" office:value="0.6" calcext:value-type="float">
            <text:p>0,6</text:p>
          </table:table-cell>
          <table:table-cell table:number-columns-repeated="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438]-[.D43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38]-[.D438]" office:value-type="float" office:value="0" calcext:value-type="float">
            <text:p>0</text:p>
          </table:table-cell>
          <table:table-cell table:formula="of:=ABS([.F438]-[.G438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439]-[.D43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39]-[.D439]" office:value-type="float" office:value="0" calcext:value-type="float">
            <text:p>0</text:p>
          </table:table-cell>
          <table:table-cell table:formula="of:=ABS([.F439]-[.G439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440]-[.D44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40]-[.D440]" office:value-type="float" office:value="2" calcext:value-type="float">
            <text:p>2</text:p>
          </table:table-cell>
          <table:table-cell table:formula="of:=ABS([.F440]-[.G440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C441]-[.D44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41]-[.D441]" office:value-type="float" office:value="0" calcext:value-type="float">
            <text:p>0</text:p>
          </table:table-cell>
          <table:table-cell table:formula="of:=ABS([.F441]-[.G441]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442]-[.D44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42]-[.D442]" office:value-type="float" office:value="1" calcext:value-type="float">
            <text:p>1</text:p>
          </table:table-cell>
          <table:table-cell table:formula="of:=ABS([.F442]-[.G442]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C443]-[.D44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443]-[.D443]" office:value-type="float" office:value="2" calcext:value-type="float">
            <text:p>2</text:p>
          </table:table-cell>
          <table:table-cell table:formula="of:=ABS([.F443]-[.G443])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BS([.C444]-[.D444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444]-[.D444]" office:value-type="float" office:value="2" calcext:value-type="float">
            <text:p>2</text:p>
          </table:table-cell>
          <table:table-cell table:formula="of:=ABS([.F444]-[.G444])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445]-[.D445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445]-[.D445]" office:value-type="float" office:value="3" calcext:value-type="float">
            <text:p>3</text:p>
          </table:table-cell>
          <table:table-cell table:formula="of:=ABS([.F445]-[.G445])"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446]-[.D446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446]-[.D446]" office:value-type="float" office:value="5" calcext:value-type="float">
            <text:p>5</text:p>
          </table:table-cell>
          <table:table-cell table:formula="of:=ABS([.F446]-[.G446])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BS([.C447]-[.D447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447]-[.D447]" office:value-type="float" office:value="5" calcext:value-type="float">
            <text:p>5</text:p>
          </table:table-cell>
          <table:table-cell table:formula="of:=ABS([.F447]-[.G447])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style-name="ce1"/>
          <table:table-cell table:number-columns-repeated="2"/>
          <table:table-cell table:formula="of:=SUM([.E438:.E447])/10" office:value-type="float" office:value="0.5" calcext:value-type="float">
            <text:p>0,5</text:p>
          </table:table-cell>
          <table:table-cell table:number-columns-repeated="2"/>
          <table:table-cell table:formula="of:=SUM([.H438:.H447])/10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PERSON 3 Durchschnittsdifferenzen</text:p>
          </table:table-cell>
          <table:table-cell table:number-columns-repeated="3"/>
          <table:table-cell table:formula="of:=SUM([.E448];[.E437];[.E426];[.E415];[.E404];[.E393];[.E382];[.E371];[.E360];[.E349])/10" office:value-type="float" office:value="0.59" calcext:value-type="float">
            <text:p>0,59</text:p>
          </table:table-cell>
          <table:table-cell table:number-columns-repeated="2"/>
          <table:table-cell table:formula="of:=SUM([.H448];[.H437];[.H426];[.H415];[.H404];[.H393];[.H382];[.H371];[.H360];[.H349])/10" office:value-type="float" office:value="0.57" calcext:value-type="float">
            <text:p>0,5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PERSON 2 </text:p>
          </table:table-cell>
          <table:table-cell table:number-columns-repeated="12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451]-[.D4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51]-[.D451]" office:value-type="float" office:value="0" calcext:value-type="float">
            <text:p>0</text:p>
          </table:table-cell>
          <table:table-cell table:formula="of:=ABS([.F451]-[.G451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452]-[.D45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52]-[.D452]" office:value-type="float" office:value="1" calcext:value-type="float">
            <text:p>1</text:p>
          </table:table-cell>
          <table:table-cell table:formula="of:=ABS([.F452]-[.G452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BS([.C453]-[.D45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453]-[.D453]" office:value-type="float" office:value="2" calcext:value-type="float">
            <text:p>2</text:p>
          </table:table-cell>
          <table:table-cell table:formula="of:=ABS([.F453]-[.G453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454]-[.D45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54]-[.D454]" office:value-type="float" office:value="1" calcext:value-type="float">
            <text:p>1</text:p>
          </table:table-cell>
          <table:table-cell table:formula="of:=ABS([.F454]-[.G454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455]-[.D45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55]-[.D455]" office:value-type="float" office:value="2" calcext:value-type="float">
            <text:p>2</text:p>
          </table:table-cell>
          <table:table-cell table:formula="of:=ABS([.F455]-[.G455]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C456]-[.D45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56]-[.D456]" office:value-type="float" office:value="4" calcext:value-type="float">
            <text:p>4</text:p>
          </table:table-cell>
          <table:table-cell table:formula="of:=ABS([.F456]-[.G456])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C457]-[.D45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457]-[.D457]" office:value-type="float" office:value="3" calcext:value-type="float">
            <text:p>3</text:p>
          </table:table-cell>
          <table:table-cell table:formula="of:=ABS([.F457]-[.G457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458]-[.D458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458]-[.D458]" office:value-type="float" office:value="4" calcext:value-type="float">
            <text:p>4</text:p>
          </table:table-cell>
          <table:table-cell table:formula="of:=ABS([.F458]-[.G458]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[.C459]-[.D45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459]-[.D459]" office:value-type="float" office:value="4" calcext:value-type="float">
            <text:p>4</text:p>
          </table:table-cell>
          <table:table-cell table:formula="of:=ABS([.F459]-[.G459])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BS([.C460]-[.D46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460]-[.D460]" office:value-type="float" office:value="5" calcext:value-type="float">
            <text:p>5</text:p>
          </table:table-cell>
          <table:table-cell table:formula="of:=ABS([.F460]-[.G460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451:.E460])/10" office:value-type="float" office:value="0.6" calcext:value-type="float">
            <text:p>0,6</text:p>
          </table:table-cell>
          <table:table-cell table:number-columns-repeated="2"/>
          <table:table-cell table:formula="of:=SUM([.H451:.H460])/10" office:value-type="float" office:value="0.4" calcext:value-type="float">
            <text:p>0,4</text:p>
          </table:table-cell>
          <table:table-cell table:number-columns-repeated="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C462]-[.D46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62]-[.D462]" office:value-type="float" office:value="1" calcext:value-type="float">
            <text:p>1</text:p>
          </table:table-cell>
          <table:table-cell table:formula="of:=ABS([.F462]-[.G462])"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C463]-[.D46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463]-[.D463]" office:value-type="float" office:value="2" calcext:value-type="float">
            <text:p>2</text:p>
          </table:table-cell>
          <table:table-cell table:formula="of:=ABS([.F463]-[.G463])"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464]-[.D46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64]-[.D464]" office:value-type="float" office:value="0" calcext:value-type="float">
            <text:p>0</text:p>
          </table:table-cell>
          <table:table-cell table:formula="of:=ABS([.F464]-[.G464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465]-[.D46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465]-[.D465]" office:value-type="float" office:value="1" calcext:value-type="float">
            <text:p>1</text:p>
          </table:table-cell>
          <table:table-cell table:formula="of:=ABS([.F465]-[.G465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BS([.C466]-[.D46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466]-[.D466]" office:value-type="float" office:value="4" calcext:value-type="float">
            <text:p>4</text:p>
          </table:table-cell>
          <table:table-cell table:formula="of:=ABS([.F466]-[.G466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ABS([.C467]-[.D46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467]-[.D467]" office:value-type="float" office:value="4" calcext:value-type="float">
            <text:p>4</text:p>
          </table:table-cell>
          <table:table-cell table:formula="of:=ABS([.F467]-[.G467]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BS([.C468]-[.D468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468]-[.D468]" office:value-type="float" office:value="7" calcext:value-type="float">
            <text:p>7</text:p>
          </table:table-cell>
          <table:table-cell table:formula="of:=ABS([.F468]-[.G468])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469]-[.D46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69]-[.D469]" office:value-type="float" office:value="4" calcext:value-type="float">
            <text:p>4</text:p>
          </table:table-cell>
          <table:table-cell table:formula="of:=ABS([.F469]-[.G469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470]-[.D47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70]-[.D470]" office:value-type="float" office:value="4" calcext:value-type="float">
            <text:p>4</text:p>
          </table:table-cell>
          <table:table-cell table:formula="of:=ABS([.F470]-[.G470])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471]-[.D471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471]-[.D471]" office:value-type="float" office:value="6" calcext:value-type="float">
            <text:p>6</text:p>
          </table:table-cell>
          <table:table-cell table:formula="of:=ABS([.F471]-[.G471])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462:.E471])/10" office:value-type="float" office:value="0.9" calcext:value-type="float">
            <text:p>0,9</text:p>
          </table:table-cell>
          <table:table-cell table:number-columns-repeated="2"/>
          <table:table-cell table:formula="of:=SUM([.H462:.H471])/10" office:value-type="float" office:value="0.6" calcext:value-type="float">
            <text:p>0,6</text:p>
          </table:table-cell>
          <table:table-cell table:number-columns-repeated="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473]-[.D47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73]-[.D473]" office:value-type="float" office:value="0" calcext:value-type="float">
            <text:p>0</text:p>
          </table:table-cell>
          <table:table-cell table:formula="of:=ABS([.F473]-[.G473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C474]-[.D47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74]-[.D474]" office:value-type="float" office:value="2" calcext:value-type="float">
            <text:p>2</text:p>
          </table:table-cell>
          <table:table-cell table:formula="of:=ABS([.F474]-[.G474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C475]-[.D47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75]-[.D475]" office:value-type="float" office:value="1" calcext:value-type="float">
            <text:p>1</text:p>
          </table:table-cell>
          <table:table-cell table:formula="of:=ABS([.F475]-[.G475]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BS([.C476]-[.D47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476]-[.D476]" office:value-type="float" office:value="2" calcext:value-type="float">
            <text:p>2</text:p>
          </table:table-cell>
          <table:table-cell table:formula="of:=ABS([.F476]-[.G476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477]-[.D47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77]-[.D477]" office:value-type="float" office:value="3" calcext:value-type="float">
            <text:p>3</text:p>
          </table:table-cell>
          <table:table-cell table:formula="of:=ABS([.F477]-[.G477])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478]-[.D47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78]-[.D478]" office:value-type="float" office:value="1" calcext:value-type="float">
            <text:p>1</text:p>
          </table:table-cell>
          <table:table-cell table:formula="of:=ABS([.F478]-[.G478]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479]-[.D47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79]-[.D479]" office:value-type="float" office:value="2" calcext:value-type="float">
            <text:p>2</text:p>
          </table:table-cell>
          <table:table-cell table:formula="of:=ABS([.F479]-[.G479])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480]-[.D48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80]-[.D480]" office:value-type="float" office:value="4" calcext:value-type="float">
            <text:p>4</text:p>
          </table:table-cell>
          <table:table-cell table:formula="of:=ABS([.F480]-[.G480])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481]-[.D481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481]-[.D481]" office:value-type="float" office:value="6" calcext:value-type="float">
            <text:p>6</text:p>
          </table:table-cell>
          <table:table-cell table:formula="of:=ABS([.F481]-[.G481])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482]-[.D48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482]-[.D482]" office:value-type="float" office:value="5" calcext:value-type="float">
            <text:p>5</text:p>
          </table:table-cell>
          <table:table-cell table:formula="of:=ABS([.F482]-[.G482])"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473:.E482])/10" office:value-type="float" office:value="0.2" calcext:value-type="float">
            <text:p>0,2</text:p>
          </table:table-cell>
          <table:table-cell table:number-columns-repeated="2"/>
          <table:table-cell table:formula="of:=SUM([.H473:.H482])/10" office:value-type="float" office:value="0.5" calcext:value-type="float">
            <text:p>0,5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484]-[.D48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84]-[.D484]" office:value-type="float" office:value="0" calcext:value-type="float">
            <text:p>0</text:p>
          </table:table-cell>
          <table:table-cell table:formula="of:=ABS([.F484]-[.G484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485]-[.D48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85]-[.D485]" office:value-type="float" office:value="0" calcext:value-type="float">
            <text:p>0</text:p>
          </table:table-cell>
          <table:table-cell table:formula="of:=ABS([.F485]-[.G485])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BS([.C486]-[.D48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486]-[.D486]" office:value-type="float" office:value="1" calcext:value-type="float">
            <text:p>1</text:p>
          </table:table-cell>
          <table:table-cell table:formula="of:=ABS([.F486]-[.G486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487]-[.D48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487]-[.D487]" office:value-type="float" office:value="1" calcext:value-type="float">
            <text:p>1</text:p>
          </table:table-cell>
          <table:table-cell table:formula="of:=ABS([.F487]-[.G487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C488]-[.D48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88]-[.D488]" office:value-type="float" office:value="3" calcext:value-type="float">
            <text:p>3</text:p>
          </table:table-cell>
          <table:table-cell table:formula="of:=ABS([.F488]-[.G488]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C489]-[.D48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89]-[.D489]" office:value-type="float" office:value="3" calcext:value-type="float">
            <text:p>3</text:p>
          </table:table-cell>
          <table:table-cell table:formula="of:=ABS([.F489]-[.G489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490]-[.D49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90]-[.D490]" office:value-type="float" office:value="3" calcext:value-type="float">
            <text:p>3</text:p>
          </table:table-cell>
          <table:table-cell table:formula="of:=ABS([.F490]-[.G490]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491]-[.D491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491]-[.D491]" office:value-type="float" office:value="5" calcext:value-type="float">
            <text:p>5</text:p>
          </table:table-cell>
          <table:table-cell table:formula="of:=ABS([.F491]-[.G491]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492]-[.D49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492]-[.D492]" office:value-type="float" office:value="5" calcext:value-type="float">
            <text:p>5</text:p>
          </table:table-cell>
          <table:table-cell table:formula="of:=ABS([.F492]-[.G492])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493]-[.D49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93]-[.D493]" office:value-type="float" office:value="5" calcext:value-type="float">
            <text:p>5</text:p>
          </table:table-cell>
          <table:table-cell table:formula="of:=ABS([.F493]-[.G493])"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484:.E493])/10" office:value-type="float" office:value="0.4" calcext:value-type="float">
            <text:p>0,4</text:p>
          </table:table-cell>
          <table:table-cell table:number-columns-repeated="2"/>
          <table:table-cell table:formula="of:=SUM([.H484:.H493])/10" office:value-type="float" office:value="0.6" calcext:value-type="float">
            <text:p>0,6</text:p>
          </table:table-cell>
          <table:table-cell table:number-columns-repeated="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495]-[.D49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95]-[.D495]" office:value-type="float" office:value="0" calcext:value-type="float">
            <text:p>0</text:p>
          </table:table-cell>
          <table:table-cell table:formula="of:=ABS([.F495]-[.G495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BS([.C496]-[.D49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96]-[.D496]" office:value-type="float" office:value="0" calcext:value-type="float">
            <text:p>0</text:p>
          </table:table-cell>
          <table:table-cell table:formula="of:=ABS([.F496]-[.G496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497]-[.D49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97]-[.D497]" office:value-type="float" office:value="1" calcext:value-type="float">
            <text:p>1</text:p>
          </table:table-cell>
          <table:table-cell table:formula="of:=ABS([.F497]-[.G497]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498]-[.D49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98]-[.D498]" office:value-type="float" office:value="1" calcext:value-type="float">
            <text:p>1</text:p>
          </table:table-cell>
          <table:table-cell table:formula="of:=ABS([.F498]-[.G498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C499]-[.D49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499]-[.D499]" office:value-type="float" office:value="3" calcext:value-type="float">
            <text:p>3</text:p>
          </table:table-cell>
          <table:table-cell table:formula="of:=ABS([.F499]-[.G499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500]-[.D50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500]-[.D500]" office:value-type="float" office:value="3" calcext:value-type="float">
            <text:p>3</text:p>
          </table:table-cell>
          <table:table-cell table:formula="of:=ABS([.F500]-[.G500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501]-[.D50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01]-[.D501]" office:value-type="float" office:value="3" calcext:value-type="float">
            <text:p>3</text:p>
          </table:table-cell>
          <table:table-cell table:formula="of:=ABS([.F501]-[.G501])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[.C502]-[.D50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502]-[.D502]" office:value-type="float" office:value="3" calcext:value-type="float">
            <text:p>3</text:p>
          </table:table-cell>
          <table:table-cell table:formula="of:=ABS([.F502]-[.G502]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C503]-[.D503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503]-[.D503]" office:value-type="float" office:value="5" calcext:value-type="float">
            <text:p>5</text:p>
          </table:table-cell>
          <table:table-cell table:formula="of:=ABS([.F503]-[.G503])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BS([.C504]-[.D504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04]-[.D504]" office:value-type="float" office:value="4" calcext:value-type="float">
            <text:p>4</text:p>
          </table:table-cell>
          <table:table-cell table:formula="of:=ABS([.F504]-[.G504])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495:.E504])/10" office:value-type="float" office:value="0.6" calcext:value-type="float">
            <text:p>0,6</text:p>
          </table:table-cell>
          <table:table-cell table:number-columns-repeated="2"/>
          <table:table-cell table:formula="of:=SUM([.H495:.H504])/10" office:value-type="float" office:value="0.7" calcext:value-type="float">
            <text:p>0,7</text:p>
          </table:table-cell>
          <table:table-cell table:number-columns-repeated="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C506]-[.D50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06]-[.D506]" office:value-type="float" office:value="1" calcext:value-type="float">
            <text:p>1</text:p>
          </table:table-cell>
          <table:table-cell table:formula="of:=ABS([.F506]-[.G506])"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C507]-[.D50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507]-[.D507]" office:value-type="float" office:value="2" calcext:value-type="float">
            <text:p>2</text:p>
          </table:table-cell>
          <table:table-cell table:formula="of:=ABS([.F507]-[.G507])"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BS([.C508]-[.D50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B508]-[.D508]" office:value-type="float" office:value="1" calcext:value-type="float">
            <text:p>1</text:p>
          </table:table-cell>
          <table:table-cell table:formula="of:=ABS([.F508]-[.G508])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table:number-columns-repeated="3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509]-[.D50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09]-[.D509]" office:value-type="float" office:value="3" calcext:value-type="float">
            <text:p>3</text:p>
          </table:table-cell>
          <table:table-cell table:formula="of:=ABS([.F509]-[.G509]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510]-[.D51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10]-[.D510]" office:value-type="float" office:value="2" calcext:value-type="float">
            <text:p>2</text:p>
          </table:table-cell>
          <table:table-cell table:formula="of:=ABS([.F510]-[.G510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C511]-[.D51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511]-[.D511]" office:value-type="float" office:value="3" calcext:value-type="float">
            <text:p>3</text:p>
          </table:table-cell>
          <table:table-cell table:formula="of:=ABS([.F511]-[.G511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512]-[.D51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12]-[.D512]" office:value-type="float" office:value="4" calcext:value-type="float">
            <text:p>4</text:p>
          </table:table-cell>
          <table:table-cell table:formula="of:=ABS([.F512]-[.G512]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513]-[.D51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13]-[.D513]" office:value-type="float" office:value="3" calcext:value-type="float">
            <text:p>3</text:p>
          </table:table-cell>
          <table:table-cell table:formula="of:=ABS([.F513]-[.G513]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514]-[.D514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14]-[.D514]" office:value-type="float" office:value="5" calcext:value-type="float">
            <text:p>5</text:p>
          </table:table-cell>
          <table:table-cell table:formula="of:=ABS([.F514]-[.G514])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515]-[.D51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515]-[.D515]" office:value-type="float" office:value="5" calcext:value-type="float">
            <text:p>5</text:p>
          </table:table-cell>
          <table:table-cell table:formula="of:=ABS([.F515]-[.G515])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506:.E515])/10" office:value-type="float" office:value="0.5" calcext:value-type="float">
            <text:p>0,5</text:p>
          </table:table-cell>
          <table:table-cell table:number-columns-repeated="2"/>
          <table:table-cell table:formula="of:=SUM([.H506:.H515])/10" office:value-type="float" office:value="0.6" calcext:value-type="float">
            <text:p>0,6</text:p>
          </table:table-cell>
          <table:table-cell table:number-columns-repeated="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517]-[.D5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517]-[.D517]" office:value-type="float" office:value="0" calcext:value-type="float">
            <text:p>0</text:p>
          </table:table-cell>
          <table:table-cell table:formula="of:=ABS([.F517]-[.G517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BS([.C518]-[.D51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518]-[.D518]" office:value-type="float" office:value="0" calcext:value-type="float">
            <text:p>0</text:p>
          </table:table-cell>
          <table:table-cell table:formula="of:=ABS([.F518]-[.G518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519]-[.D51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19]-[.D519]" office:value-type="float" office:value="2" calcext:value-type="float">
            <text:p>2</text:p>
          </table:table-cell>
          <table:table-cell table:formula="of:=ABS([.F519]-[.G519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520]-[.D52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20]-[.D520]" office:value-type="float" office:value="2" calcext:value-type="float">
            <text:p>2</text:p>
          </table:table-cell>
          <table:table-cell table:formula="of:=ABS([.F520]-[.G520])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C521]-[.D52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21]-[.D521]" office:value-type="float" office:value="2" calcext:value-type="float">
            <text:p>2</text:p>
          </table:table-cell>
          <table:table-cell table:formula="of:=ABS([.F521]-[.G521])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-30" calcext:value-type="float">
            <text:p>-30</text:p>
          </table:table-cell>
          <table:table-cell table:number-columns-repeated="3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522]-[.D52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22]-[.D522]" office:value-type="float" office:value="4" calcext:value-type="float">
            <text:p>4</text:p>
          </table:table-cell>
          <table:table-cell table:formula="of:=ABS([.F522]-[.G522])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523]-[.D523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23]-[.D523]" office:value-type="float" office:value="4" calcext:value-type="float">
            <text:p>4</text:p>
          </table:table-cell>
          <table:table-cell table:formula="of:=ABS([.F523]-[.G523])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[.C524]-[.D52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524]-[.D524]" office:value-type="float" office:value="3" calcext:value-type="float">
            <text:p>3</text:p>
          </table:table-cell>
          <table:table-cell table:formula="of:=ABS([.F524]-[.G524])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525]-[.D525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25]-[.D525]" office:value-type="float" office:value="4" calcext:value-type="float">
            <text:p>4</text:p>
          </table:table-cell>
          <table:table-cell table:formula="of:=ABS([.F525]-[.G525])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BS([.C526]-[.D526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526]-[.D526]" office:value-type="float" office:value="5" calcext:value-type="float">
            <text:p>5</text:p>
          </table:table-cell>
          <table:table-cell table:formula="of:=ABS([.F526]-[.G526])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517:.E526])/10" office:value-type="float" office:value="0.4" calcext:value-type="float">
            <text:p>0,4</text:p>
          </table:table-cell>
          <table:table-cell table:number-columns-repeated="2"/>
          <table:table-cell table:formula="of:=SUM([.H517:.H526])/10" office:value-type="float" office:value="0.6" calcext:value-type="float">
            <text:p>0,6</text:p>
          </table:table-cell>
          <table:table-cell table:number-columns-repeated="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528]-[.D52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528]-[.D528]" office:value-type="float" office:value="0" calcext:value-type="float">
            <text:p>0</text:p>
          </table:table-cell>
          <table:table-cell table:formula="of:=ABS([.F528]-[.G528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C529]-[.D5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529]-[.D529]" office:value-type="float" office:value="1" calcext:value-type="float">
            <text:p>1</text:p>
          </table:table-cell>
          <table:table-cell table:formula="of:=ABS([.F529]-[.G529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C530]-[.D53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30]-[.D530]" office:value-type="float" office:value="1" calcext:value-type="float">
            <text:p>1</text:p>
          </table:table-cell>
          <table:table-cell table:formula="of:=ABS([.F530]-[.G530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531]-[.D53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531]-[.D531]" office:value-type="float" office:value="1" calcext:value-type="float">
            <text:p>1</text:p>
          </table:table-cell>
          <table:table-cell table:formula="of:=ABS([.F531]-[.G53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532]-[.D53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32]-[.D532]" office:value-type="float" office:value="2" calcext:value-type="float">
            <text:p>2</text:p>
          </table:table-cell>
          <table:table-cell table:formula="of:=ABS([.F532]-[.G532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533]-[.D53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33]-[.D533]" office:value-type="float" office:value="2" calcext:value-type="float">
            <text:p>2</text:p>
          </table:table-cell>
          <table:table-cell table:formula="of:=ABS([.F533]-[.G533])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C534]-[.D53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534]-[.D534]" office:value-type="float" office:value="3" calcext:value-type="float">
            <text:p>3</text:p>
          </table:table-cell>
          <table:table-cell table:formula="of:=ABS([.F534]-[.G534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ABS([.C535]-[.D535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535]-[.D535]" office:value-type="float" office:value="5" calcext:value-type="float">
            <text:p>5</text:p>
          </table:table-cell>
          <table:table-cell table:formula="of:=ABS([.F535]-[.G535])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536]-[.D536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536]-[.D536]" office:value-type="float" office:value="5" calcext:value-type="float">
            <text:p>5</text:p>
          </table:table-cell>
          <table:table-cell table:formula="of:=ABS([.F536]-[.G536]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537]-[.D537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37]-[.D537]" office:value-type="float" office:value="6" calcext:value-type="float">
            <text:p>6</text:p>
          </table:table-cell>
          <table:table-cell table:formula="of:=ABS([.F537]-[.G537])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528:.E537])/10" office:value-type="float" office:value="0.6" calcext:value-type="float">
            <text:p>0,6</text:p>
          </table:table-cell>
          <table:table-cell table:number-columns-repeated="2"/>
          <table:table-cell table:formula="of:=SUM([.H528:.H537])/10" office:value-type="float" office:value="0.6" calcext:value-type="float">
            <text:p>0,6</text:p>
          </table:table-cell>
          <table:table-cell table:number-columns-repeated="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C539]-[.D53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539]-[.D539]" office:value-type="float" office:value="1" calcext:value-type="float">
            <text:p>1</text:p>
          </table:table-cell>
          <table:table-cell table:formula="of:=ABS([.F539]-[.G539]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C540]-[.D54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40]-[.D540]" office:value-type="float" office:value="2" calcext:value-type="float">
            <text:p>2</text:p>
          </table:table-cell>
          <table:table-cell table:formula="of:=ABS([.F540]-[.G540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541]-[.D5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541]-[.D541]" office:value-type="float" office:value="1" calcext:value-type="float">
            <text:p>1</text:p>
          </table:table-cell>
          <table:table-cell table:formula="of:=ABS([.F541]-[.G541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C542]-[.D54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542]-[.D542]" office:value-type="float" office:value="1" calcext:value-type="float">
            <text:p>1</text:p>
          </table:table-cell>
          <table:table-cell table:formula="of:=ABS([.F542]-[.G542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C543]-[.D54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543]-[.D543]" office:value-type="float" office:value="3" calcext:value-type="float">
            <text:p>3</text:p>
          </table:table-cell>
          <table:table-cell table:formula="of:=ABS([.F543]-[.G543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544]-[.D54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44]-[.D544]" office:value-type="float" office:value="2" calcext:value-type="float">
            <text:p>2</text:p>
          </table:table-cell>
          <table:table-cell table:formula="of:=ABS([.F544]-[.G544]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545]-[.D54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45]-[.D545]" office:value-type="float" office:value="4" calcext:value-type="float">
            <text:p>4</text:p>
          </table:table-cell>
          <table:table-cell table:formula="of:=ABS([.F545]-[.G545])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BS([.C546]-[.D54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546]-[.D546]" office:value-type="float" office:value="4" calcext:value-type="float">
            <text:p>4</text:p>
          </table:table-cell>
          <table:table-cell table:formula="of:=ABS([.F546]-[.G546])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547]-[.D547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47]-[.D547]" office:value-type="float" office:value="5" calcext:value-type="float">
            <text:p>5</text:p>
          </table:table-cell>
          <table:table-cell table:formula="of:=ABS([.F547]-[.G547])"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548]-[.D548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48]-[.D548]" office:value-type="float" office:value="5" calcext:value-type="float">
            <text:p>5</text:p>
          </table:table-cell>
          <table:table-cell table:formula="of:=ABS([.F548]-[.G548])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539:.E548])/10" office:value-type="float" office:value="0.4" calcext:value-type="float">
            <text:p>0,4</text:p>
          </table:table-cell>
          <table:table-cell table:number-columns-repeated="2"/>
          <table:table-cell table:formula="of:=SUM([.H539:.H548])/10" office:value-type="float" office:value="0.6" calcext:value-type="float">
            <text:p>0,6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550]-[.D5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550]-[.D550]" office:value-type="float" office:value="0" calcext:value-type="float">
            <text:p>0</text:p>
          </table:table-cell>
          <table:table-cell table:formula="of:=ABS([.F550]-[.G550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551]-[.D55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51]-[.D551]" office:value-type="float" office:value="0" calcext:value-type="float">
            <text:p>0</text:p>
          </table:table-cell>
          <table:table-cell table:formula="of:=ABS([.F551]-[.G551])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552]-[.D55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52]-[.D552]" office:value-type="float" office:value="1" calcext:value-type="float">
            <text:p>1</text:p>
          </table:table-cell>
          <table:table-cell table:formula="of:=ABS([.F552]-[.G552])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C553]-[.D55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553]-[.D553]" office:value-type="float" office:value="2" calcext:value-type="float">
            <text:p>2</text:p>
          </table:table-cell>
          <table:table-cell table:formula="of:=ABS([.F553]-[.G553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C554]-[.D55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54]-[.D554]" office:value-type="float" office:value="2" calcext:value-type="float">
            <text:p>2</text:p>
          </table:table-cell>
          <table:table-cell table:formula="of:=ABS([.F554]-[.G554])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555]-[.D55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55]-[.D555]" office:value-type="float" office:value="3" calcext:value-type="float">
            <text:p>3</text:p>
          </table:table-cell>
          <table:table-cell table:formula="of:=ABS([.F555]-[.G555])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556]-[.D556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56]-[.D556]" office:value-type="float" office:value="3" calcext:value-type="float">
            <text:p>3</text:p>
          </table:table-cell>
          <table:table-cell table:formula="of:=ABS([.F556]-[.G556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BS([.C557]-[.D55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557]-[.D557]" office:value-type="float" office:value="3" calcext:value-type="float">
            <text:p>3</text:p>
          </table:table-cell>
          <table:table-cell table:formula="of:=ABS([.F557]-[.G557]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BS([.C558]-[.D55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58]-[.D558]" office:value-type="float" office:value="3" calcext:value-type="float">
            <text:p>3</text:p>
          </table:table-cell>
          <table:table-cell table:formula="of:=ABS([.F558]-[.G558])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ABS([.C559]-[.D559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559]-[.D559]" office:value-type="float" office:value="4" calcext:value-type="float">
            <text:p>4</text:p>
          </table:table-cell>
          <table:table-cell table:formula="of:=ABS([.F559]-[.G559])"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chschnittsdifferenz</text:p>
          </table:table-cell>
          <table:table-cell table:number-columns-repeated="3"/>
          <table:table-cell table:formula="of:=SUM([.E550:.E559])/10" office:value-type="float" office:value="0.5" calcext:value-type="float">
            <text:p>0,5</text:p>
          </table:table-cell>
          <table:table-cell/>
          <table:table-cell table:formula="of:=[.B560]-[.D560]" office:value-type="float" office:value="0" calcext:value-type="float">
            <text:p>0</text:p>
          </table:table-cell>
          <table:table-cell table:formula="of:=SUM([.H550:.H559])/10" office:value-type="float" office:value="0.7" calcext:value-type="float">
            <text:p>0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PERSON 2 Durchschnittsdifferenzen</text:p>
          </table:table-cell>
          <table:table-cell table:number-columns-repeated="3"/>
          <table:table-cell table:formula="of:=SUM([.E560];[.E549];[.E538];[.E527];[.E516];[.E505];[.E494];[.E483];[.E472];[.E461])/10" office:value-type="float" office:value="0.51" calcext:value-type="float">
            <text:p>0,51</text:p>
          </table:table-cell>
          <table:table-cell table:number-columns-repeated="2"/>
          <table:table-cell table:formula="of:=SUM([.H560];[.H549];[.H538];[.H527];[.H516];[.H505];[.H494];[.H483];[.H472];[.H461])/10" office:value-type="float" office:value="0.59" calcext:value-type="float">
            <text:p>0,5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sgesamte Ergebnisse</text:p>
          </table:table-cell>
          <table:table-cell table:number-columns-repeated="3"/>
          <table:table-cell table:formula="of:=SUM([.E449];[.E337];[.E225];[.E113];[.E561])/5" office:value-type="float" office:value="0.636" calcext:value-type="float">
            <text:p>0,636</text:p>
          </table:table-cell>
          <table:table-cell table:number-columns-repeated="2"/>
          <table:table-cell table:formula="of:=SUM([.H449];[.H337];[.H225];[.H113];[.H561])/5" office:value-type="float" office:value="0.604" calcext:value-type="float">
            <text:p>0,604</text:p>
          </table:table-cell>
          <table:table-cell table:number-columns-repeated="2"/>
          <table:table-cell table:formula="of:=SUM([.K449];[.K337];[.K225];[.K113];[.K561])" office:value-type="float" office:value="27" calcext:value-type="float">
            <text:p>27</text:p>
          </table:table-cell>
          <table:table-cell table:formula="of:=SUM([.L449];[.L337];[.L225];[.L113];[.L561]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01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8T16:06:39.596000000</meta:creation-date>
    <dc:date>2026-03-11T18:41:52.553000000</dc:date>
    <meta:editing-duration>P3DT2H34M52S</meta:editing-duration>
    <meta:editing-cycles>3</meta:editing-cycles>
    <meta:generator>LibreOffice/7.5.2.2$Windows_X86_64 LibreOffice_project/53bb9681a964705cf672590721dbc85eb4d0c3a2</meta:generator>
    <meta:document-statistic meta:table-count="1" meta:cell-count="5306" meta:object-count="0"/>
  </office:meta>
</office:document-meta>
</file>